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5632" calcext:value-type="float">
            <text:p>80.8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3504" calcext:value-type="float">
            <text:p>80.6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572" calcext:value-type="float">
            <text:p>80.0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5-29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0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1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3-06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1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20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2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6453333333" calcext:value-type="float">
            <text:p>74.1666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5493333333" calcext:value-type="float">
            <text:p>74.1605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91181538462" calcext:value-type="float">
            <text:p>73.59911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16737777778" calcext:value-type="float">
            <text:p>73.56167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06551428571" calcext:value-type="float">
            <text:p>73.93065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3484444444" calcext:value-type="float">
            <text:p>74.21834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7665714286" calcext:value-type="float">
            <text:p>74.38676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80488888889" calcext:value-type="float">
            <text:p>74.4180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38374285714" calcext:value-type="float">
            <text:p>74.4638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62784615385" calcext:value-type="float">
            <text:p>74.2662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99131428571" calcext:value-type="float">
            <text:p>74.0899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6766451613" calcext:value-type="float">
            <text:p>73.9446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18394482759" calcext:value-type="float">
            <text:p>73.81183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8016" calcext:value-type="float">
            <text:p>73.54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43592" calcext:value-type="float">
            <text:p>73.3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5873548387" calcext:value-type="float">
            <text:p>73.328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18487741936" calcext:value-type="float">
            <text:p>73.7118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0410322581" calcext:value-type="float">
            <text:p>75.0780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22368" calcext:value-type="float">
            <text:p>75.40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8271483871" calcext:value-type="float">
            <text:p>75.6682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36757142857" calcext:value-type="float">
            <text:p>75.6736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44077419355" calcext:value-type="float">
            <text:p>75.824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5344" calcext:value-type="float">
            <text:p>77.22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8717241379" calcext:value-type="float">
            <text:p>77.2888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4092903226" calcext:value-type="float">
            <text:p>77.471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45716" calcext:value-type="float">
            <text:p>77.674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15968" calcext:value-type="float">
            <text:p>77.90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0656516129" calcext:value-type="float">
            <text:p>78.0606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78624" calcext:value-type="float">
            <text:p>78.19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38084" calcext:value-type="float">
            <text:p>78.273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17032258065" calcext:value-type="float">
            <text:p>78.151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80922857143" calcext:value-type="float">
            <text:p>77.91809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80744516129" calcext:value-type="float">
            <text:p>77.8280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74792" calcext:value-type="float">
            <text:p>78.02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19726896552" calcext:value-type="float">
            <text:p>77.74197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1667096774" calcext:value-type="float">
            <text:p>77.632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0264" calcext:value-type="float">
            <text:p>77.60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6319483871" calcext:value-type="float">
            <text:p>77.5763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0110967742" calcext:value-type="float">
            <text:p>77.6530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94632" calcext:value-type="float">
            <text:p>77.89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8585806452" calcext:value-type="float">
            <text:p>78.3008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1476" calcext:value-type="float">
            <text:p>78.61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91225806452" calcext:value-type="float">
            <text:p>78.889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9971428571" calcext:value-type="float">
            <text:p>78.9529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8059354839" calcext:value-type="float">
            <text:p>79.0718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78653793104" calcext:value-type="float">
            <text:p>80.167865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35035714286" calcext:value-type="float">
            <text:p>80.283503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35939310345" calcext:value-type="float">
            <text:p>80.62359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7522857143" calcext:value-type="float">
            <text:p>80.9127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0951724138" calcext:value-type="float">
            <text:p>81.0210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48333793104" calcext:value-type="float">
            <text:p>81.054833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9825714286" calcext:value-type="float">
            <text:p>81.0679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96973793103" calcext:value-type="float">
            <text:p>81.10969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50682857143" calcext:value-type="float">
            <text:p>81.1550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49594285714" calcext:value-type="float">
            <text:p>81.1549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2676521739" calcext:value-type="float">
            <text:p>81.207267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1512" calcext:value-type="float">
            <text:p>80.9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6018" calcext:value-type="float">
            <text:p>80.91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1218" calcext:value-type="float">
            <text:p>80.61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7878" calcext:value-type="float">
            <text:p>80.55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07" calcext:value-type="float">
            <text:p>80.57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6364" calcext:value-type="float">
            <text:p>80.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842" calcext:value-type="float">
            <text:p>80.65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4583" calcext:value-type="float">
            <text:p>80.864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5595826087" calcext:value-type="float">
            <text:p>80.685595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8252" calcext:value-type="float">
            <text:p>80.66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89927741936" calcext:value-type="float">
            <text:p>80.5789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71312" calcext:value-type="float">
            <text:p>80.57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8823225806" calcext:value-type="float">
            <text:p>80.5678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00811034483" calcext:value-type="float">
            <text:p>80.58008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20929032258" calcext:value-type="float">
            <text:p>80.532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2206451613" calcext:value-type="float">
            <text:p>80.583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33649032258" calcext:value-type="float">
            <text:p>80.803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3024" calcext:value-type="float">
            <text:p>80.8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27171612903" calcext:value-type="float">
            <text:p>80.7827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92488571429" calcext:value-type="float">
            <text:p>80.7492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59734193548" calcext:value-type="float">
            <text:p>80.755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91829677419" calcext:value-type="float">
            <text:p>81.019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3936" calcext:value-type="float">
            <text:p>81.07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63504" calcext:value-type="float">
            <text:p>81.08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9495172414" calcext:value-type="float">
            <text:p>81.11694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5712516129" calcext:value-type="float">
            <text:p>81.175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9344516129" calcext:value-type="float">
            <text:p>81.27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756" calcext:value-type="float">
            <text:p>81.61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8296774194" calcext:value-type="float">
            <text:p>81.71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94912" calcext:value-type="float">
            <text:p>81.67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3300645161" calcext:value-type="float">
            <text:p>81.655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36685714286" calcext:value-type="float">
            <text:p>81.603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4603870968" calcext:value-type="float">
            <text:p>81.5304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5255384615" calcext:value-type="float">
            <text:p>81.51852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92576" calcext:value-type="float">
            <text:p>81.442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04763076923" calcext:value-type="float">
            <text:p>81.30047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211328" calcext:value-type="float">
            <text:p>81.282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1787692308" calcext:value-type="float">
            <text:p>81.23517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46169230769" calcext:value-type="float">
            <text:p>81.1946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995712" calcext:value-type="float">
            <text:p>81.12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654" calcext:value-type="float">
            <text:p>81.305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7272" calcext:value-type="float">
            <text:p>81.2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2408" calcext:value-type="float">
            <text:p>81.2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7648" calcext:value-type="float">
            <text:p>81.2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6924" calcext:value-type="float">
            <text:p>85.1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762" calcext:value-type="float">
            <text:p>83.8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48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52" meta:object-count="0"/>
    <meta:user-defined meta:name="AppVersion">3.0</meta:user-defined>
  </office:meta>
</office:document-meta>
</file>